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00cfeb" officeooo:paragraph-rsid="0000cfeb"/>
    </style:style>
    <style:style style:name="P2" style:family="paragraph" style:parent-style-name="Text_20_body">
      <style:paragraph-properties fo:text-align="start" style:justify-single-word="false"/>
      <style:text-properties style:text-underline-style="none" officeooo:rsid="001fb5b6" officeooo:paragraph-rsid="000030d7"/>
    </style:style>
    <style:style style:name="P3" style:family="paragraph" style:parent-style-name="Text_20_body">
      <style:paragraph-properties fo:text-align="start" style:justify-single-word="false"/>
      <style:text-properties style:text-underline-style="none" officeooo:paragraph-rsid="000030d7"/>
    </style:style>
    <style:style style:name="P4" style:family="paragraph" style:parent-style-name="Text_20_body">
      <style:text-properties style:text-underline-style="none" officeooo:paragraph-rsid="000030d7"/>
    </style:style>
    <style:style style:name="P5" style:family="paragraph" style:parent-style-name="Text_20_body" style:list-style-name="L2">
      <style:text-properties officeooo:rsid="0022f463" officeooo:paragraph-rsid="000030d7"/>
    </style:style>
    <style:style style:name="P6" style:family="paragraph" style:parent-style-name="Text_20_body">
      <style:text-properties officeooo:rsid="0022f463" officeooo:paragraph-rsid="000030d7"/>
    </style:style>
    <style:style style:name="P7" style:family="paragraph" style:parent-style-name="Text_20_body" style:list-style-name="L2">
      <style:text-properties officeooo:rsid="0021bf89" officeooo:paragraph-rsid="000030d7"/>
    </style:style>
    <style:style style:name="P8" style:family="paragraph" style:parent-style-name="Text_20_body">
      <style:text-properties officeooo:paragraph-rsid="000030d7"/>
    </style:style>
    <style:style style:name="P9" style:family="paragraph" style:parent-style-name="Text_20_body">
      <style:text-properties officeooo:rsid="0000cfeb" officeooo:paragraph-rsid="0000cfeb"/>
    </style:style>
    <style:style style:name="P10" style:family="paragraph" style:parent-style-name="Text_20_body">
      <style:text-properties officeooo:rsid="0001197b" officeooo:paragraph-rsid="0001197b"/>
    </style:style>
    <style:style style:name="P11" style:family="paragraph" style:parent-style-name="Text_20_body">
      <style:text-properties officeooo:rsid="0004dcb8" officeooo:paragraph-rsid="0004dcb8"/>
    </style:style>
    <style:style style:name="P12" style:family="paragraph" style:parent-style-name="Text_20_body">
      <style:text-properties officeooo:paragraph-rsid="0004dcb8"/>
    </style:style>
    <style:style style:name="P13" style:family="paragraph" style:parent-style-name="Text_20_body">
      <style:text-properties officeooo:rsid="0019f03e" officeooo:paragraph-rsid="0004dcb8"/>
    </style:style>
    <style:style style:name="P14" style:family="paragraph" style:parent-style-name="Text_20_body">
      <style:paragraph-properties fo:break-before="page"/>
      <style:text-properties style:text-underline-style="none" officeooo:rsid="001fb5b6" officeooo:paragraph-rsid="000030d7"/>
    </style:style>
    <style:style style:name="P15" style:family="paragraph" style:parent-style-name="Text_20_body">
      <style:paragraph-properties fo:break-before="page"/>
      <style:text-properties officeooo:rsid="0021bf89" officeooo:paragraph-rsid="000030d7"/>
    </style:style>
    <style:style style:name="P16" style:family="paragraph" style:parent-style-name="Text_20_body">
      <style:paragraph-properties fo:break-before="page"/>
      <style:text-properties officeooo:rsid="0022f463" officeooo:paragraph-rsid="000030d7"/>
    </style:style>
    <style:style style:name="P17" style:family="paragraph" style:parent-style-name="Text_20_body">
      <style:paragraph-properties fo:break-before="page"/>
      <style:text-properties officeooo:rsid="0004dcb8" officeooo:paragraph-rsid="0004dcb8"/>
    </style:style>
    <style:style style:name="P18" style:family="paragraph" style:parent-style-name="Standard" style:list-style-name="L3">
      <style:text-properties officeooo:rsid="001fb5b6" officeooo:paragraph-rsid="000030d7"/>
    </style:style>
    <style:style style:name="P19" style:family="paragraph" style:parent-style-name="Standard" style:list-style-name="L3">
      <style:text-properties officeooo:rsid="0019f03e" officeooo:paragraph-rsid="000030d7"/>
    </style:style>
    <style:style style:name="P20" style:family="paragraph" style:parent-style-name="Standard" style:list-style-name="L3">
      <style:text-properties officeooo:rsid="001b50c4" officeooo:paragraph-rsid="000030d7"/>
    </style:style>
    <style:style style:name="P21" style:family="paragraph" style:parent-style-name="Standard" style:list-style-name="L3">
      <style:text-properties officeooo:rsid="001cf022" officeooo:paragraph-rsid="000030d7"/>
    </style:style>
    <style:style style:name="P22" style:family="paragraph" style:parent-style-name="Standard" style:list-style-name="L3">
      <style:text-properties officeooo:rsid="001da61f" officeooo:paragraph-rsid="000030d7"/>
    </style:style>
    <style:style style:name="P23" style:family="paragraph" style:parent-style-name="Standard" style:list-style-name="L3">
      <style:text-properties officeooo:rsid="001f1746" officeooo:paragraph-rsid="000030d7"/>
    </style:style>
    <style:style style:name="P24" style:family="paragraph" style:parent-style-name="Header">
      <style:text-properties officeooo:rsid="0000cfeb" officeooo:paragraph-rsid="0000cfeb"/>
    </style:style>
    <style:style style:name="P25" style:family="paragraph" style:parent-style-name="Title">
      <style:text-properties style:text-underline-style="none" officeooo:paragraph-rsid="000030d7"/>
    </style:style>
    <style:style style:name="P26" style:family="paragraph" style:parent-style-name="Title">
      <style:text-properties fo:font-size="20pt" fo:font-weight="normal" officeooo:paragraph-rsid="000030d7" style:font-size-asian="20pt" style:font-weight-asian="normal" style:font-size-complex="20pt" style:font-weight-complex="normal"/>
    </style:style>
    <style:style style:name="P27" style:family="paragraph" style:parent-style-name="Title">
      <style:text-properties officeooo:paragraph-rsid="000030d7"/>
    </style:style>
    <style:style style:name="P28" style:family="paragraph" style:parent-style-name="Title" style:master-page-name="First_20_Page">
      <style:paragraph-properties style:page-number="auto"/>
      <style:text-properties officeooo:paragraph-rsid="000030d7"/>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1" style:list-style-name="">
      <style:text-properties officeooo:paragraph-rsid="000030d7"/>
    </style:style>
    <style:style style:name="P31" style:family="paragraph" style:parent-style-name="Heading_20_1">
      <style:paragraph-properties fo:break-before="page"/>
      <style:text-properties officeooo:paragraph-rsid="000030d7"/>
    </style:style>
    <style:style style:name="P32" style:family="paragraph" style:parent-style-name="Heading_20_1">
      <style:paragraph-properties fo:break-before="page"/>
      <style:text-properties officeooo:rsid="0004dcb8" officeooo:paragraph-rsid="0004dcb8"/>
    </style:style>
    <style:style style:name="P33" style:family="paragraph" style:parent-style-name="Heading_20_2">
      <style:text-properties officeooo:rsid="0022f463" officeooo:paragraph-rsid="000030d7"/>
    </style:style>
    <style:style style:name="P34" style:family="paragraph" style:parent-style-name="Heading_20_2">
      <style:text-properties officeooo:rsid="0023677f" officeooo:paragraph-rsid="000030d7"/>
    </style:style>
    <style:style style:name="P35" style:family="paragraph" style:parent-style-name="Heading_20_2">
      <style:text-properties officeooo:rsid="0001197b" officeooo:paragraph-rsid="0001197b"/>
    </style:style>
    <style:style style:name="P36" style:family="paragraph" style:parent-style-name="Heading_20_2">
      <style:text-properties officeooo:rsid="0004dcb8" officeooo:paragraph-rsid="0004dcb8"/>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20pt" fo:font-weight="normal" officeooo:rsid="00211fc5" style:font-size-asian="20pt" style:font-weight-asian="normal" style:font-size-complex="20pt" style:font-weight-complex="normal"/>
    </style:style>
    <style:style style:name="T2" style:family="text">
      <style:text-properties officeooo:rsid="00211fc5"/>
    </style:style>
    <style:style style:name="T3" style:family="text">
      <style:text-properties officeooo:rsid="0021bf89"/>
    </style:style>
    <style:style style:name="T4" style:family="text">
      <style:text-properties fo:language="de" fo:country="DE"/>
    </style:style>
    <style:style style:name="T5" style:family="text">
      <style:text-properties fo:language="de" fo:country="DE" style:font-name-complex="Liberation Serif"/>
    </style:style>
    <style:style style:name="T6" style:family="text">
      <style:text-properties fo:language="de" fo:country="DE" officeooo:rsid="0022f463"/>
    </style:style>
    <style:style style:name="T7" style:family="text">
      <style:text-properties fo:language="de" fo:country="DE" officeooo:rsid="0001197b"/>
    </style:style>
    <style:style style:name="T8" style:family="text">
      <style:text-properties officeooo:rsid="0023677f"/>
    </style:style>
    <style:style style:name="T9" style:family="text">
      <style:text-properties officeooo:rsid="0019f03e"/>
    </style:style>
    <style:style style:name="T10" style:family="text">
      <style:text-properties officeooo:rsid="001da61f"/>
    </style:style>
    <style:style style:name="T11" style:family="text">
      <style:text-properties officeooo:rsid="001cf022"/>
    </style:style>
    <style:style style:name="T12" style:family="text">
      <style:text-properties officeooo:rsid="001f1746"/>
    </style:style>
    <style:style style:name="T13" style:family="text">
      <style:text-properties officeooo:rsid="001fb5b6"/>
    </style:style>
    <style:style style:name="T14" style:family="text">
      <style:text-properties officeooo:rsid="0001197b"/>
    </style:style>
    <style:style style:name="T15" style:family="text">
      <style:text-properties officeooo:rsid="00034089"/>
    </style:style>
    <style:style style:name="T16" style:family="text">
      <style:text-properties officeooo:rsid="0004dcb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
      <text:p text:style-name="P27"><text:span text:style-name="T1">Gymnasium Wolbeck</text:span></text:p>
      <text:p text:style-name="P27"/>
      <text:p text:style-name="P27"/>
      <text:p text:style-name="P25">Raumuntersuchung</text:p>
      <text:p text:style-name="P25">mit einer Drohne</text:p>
      <text:p text:style-name="P4"/>
      <text:p text:style-name="P4"/>
      <text:p text:style-name="P4"/>
      <text:p text:style-name="P4"/>
      <text:p text:style-name="P4"/>
      <text:p text:style-name="P4"/>
      <text:p text:style-name="P4"/>
      <text:p text:style-name="P26">Alexander Neuwirth, Jonathan Sigrist</text:p>
      <text:p text:style-name="P2"/>
      <text:p text:style-name="P3"/>
      <text:p text:style-name="P4"/>
      <text:p text:style-name="P4"/>
      <text:p text:style-name="P4"/>
      <text:p text:style-name="P4"/>
      <text:p text:style-name="P4"/>
      <text:p text:style-name="P4"/>
      <text:p text:style-name="P4"/>
      <text:p text:style-name="P4"><text:span text:style-name="T2">Jugend Forscht 2016</text:span></text:p>
      <text:p text:style-name="P14"/>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Inhaltsverzeichnis</text:p>
          </text:index-title>
          <text:p text:style-name="P29"><text:a xlink:type="simple" xlink:href="#__RefHeading__369_487429023" text:style-name="Index_20_Link" text:visited-style-name="Index_20_Link">Das Projekt allgemein<text:tab/>4</text:a></text:p>
          <text:p text:style-name="P37"><text:a xlink:type="simple" xlink:href="#__RefHeading__460_487429023" text:style-name="Index_20_Link" text:visited-style-name="Index_20_Link">Wer sind wir?<text:tab/>4</text:a></text:p>
          <text:p text:style-name="P37"><text:a xlink:type="simple" xlink:href="#__RefHeading__462_487429023" text:style-name="Index_20_Link" text:visited-style-name="Index_20_Link">Ziel des Projektes<text:tab/>4</text:a></text:p>
          <text:p text:style-name="P37"><text:a xlink:type="simple" xlink:href="#__RefHeading__505_487429023" text:style-name="Index_20_Link" text:visited-style-name="Index_20_Link">Verlauf – Kurzbeschreibung<text:tab/>4</text:a></text:p>
          <text:p text:style-name="P37"><text:a xlink:type="simple" xlink:href="#__RefHeading__516_487429023" text:style-name="Index_20_Link" text:visited-style-name="Index_20_Link">Das Resultat<text:tab/>5</text:a></text:p>
          <text:p text:style-name="P29"><text:a xlink:type="simple" xlink:href="#__RefHeading__518_487429023" text:style-name="Index_20_Link" text:visited-style-name="Index_20_Link">Ganz am Anfang<text:tab/>6</text:a></text:p>
          <text:p text:style-name="P37"><text:a xlink:type="simple" xlink:href="#__RefHeading__520_487429023" text:style-name="Index_20_Link" text:visited-style-name="Index_20_Link">Erste Planungen und Ideen<text:tab/>6</text:a></text:p>
          <text:p text:style-name="P37"><text:a xlink:type="simple" xlink:href="#__RefHeading__522_487429023" text:style-name="Index_20_Link" text:visited-style-name="Index_20_Link">Verschachtelung der Ideen<text:tab/>6</text:a></text:p>
          <text:p text:style-name="P37"><text:a xlink:type="simple" xlink:href="#__RefHeading__524_487429023" text:style-name="Index_20_Link" text:visited-style-name="Index_20_Link">Beschaffen der Drohne und den Bauteilen<text:tab/>6</text:a></text:p>
          <text:p text:style-name="P37"><text:a xlink:type="simple" xlink:href="#__RefHeading__526_487429023" text:style-name="Index_20_Link" text:visited-style-name="Index_20_Link">Installieren der benötigten Software<text:tab/>6</text:a></text:p>
        </text:index-body>
      </text:table-of-content>
      <text:h text:style-name="P30" text:outline-level="1"/>
      <text:h text:style-name="P31" text:outline-level="1"><text:bookmark-start text:name="__RefHeading__369_487429023"/>Das Projekt allgemein<text:bookmark-end text:name="__RefHeading__369_487429023"/></text:h>
      <text:p text:style-name="P8">Bei diesem Projekt handelt es sich um eine Verknüpfung eines <text:span text:style-name="T3">info</text:span>rmatischen Teils inform einer Programmierung <text:span text:style-name="T3">zur Raumanalyse</text:span> <text:span text:style-name="T3">und einem technischen Teil inform der Betreibung einer Drohne.</text:span></text:p>
      <text:p text:style-name="P8"><text:span text:style-name="T4">Ziel des Projektes ist die Vermessung und dreidimensionale Darstellung eines geschlossenen Raumes </text:span><text:bookmark text:name="_GoBack"/><text:span text:style-name="T4">mit </text:span><text:span text:style-name="T7">H</text:span><text:span text:style-name="T4">ilfe einer Parrot</text:span><text:span text:style-name="T5">®</text:span><text:span text:style-name="T4"> AR.Drone 2.0.</text:span></text:p>
      <text:p text:style-name="P8"><text:span text:style-name="T4">Die Steuerung der Drohne soll mittels des ar-dr</text:span><text:span text:style-name="T6">o</text:span><text:span text:style-name="T4">ne Moduls in Node.js realisiert werden.</text:span></text:p>
      <text:p text:style-name="P8"><text:span text:style-name="T4">Die Drohne erhält Steuerkommandos von einem Computer über eine WLAN-Verbindung und übermittelt ihrerseits Daten an diesen, beispielweise einen Videostream von der integrierten HD-Kamera. Empfangene Daten sollen dann vom Computer ausgewertet und zu einer dreidimensionalen Darstellung des Raums aufbereitet werden. </text:span></text:p>
      <text:p text:style-name="P8"><text:span text:style-name="T4">Des Weiteren soll der Quadrokopter im Auto-Modus, d.h. ohne durch Menschen gesteuert zu werden, den Raum analysieren und Hindernissen ausweichen können.</text:span></text:p>
      <text:h text:style-name="P33" text:outline-level="2"><text:bookmark-start text:name="__RefHeading__460_487429023"/>Wer sind wir?<text:bookmark-end text:name="__RefHeading__460_487429023"/></text:h>
      <text:p text:style-name="P6">Wir sind zwei Schüler der Jahrgangsstufe Q2 am Gymnasium Wolbeck. Beide haben wir reges Interesse an der Informatik, der Physik und der Technik und arbeiten auch mal außerhalb der Schulzeit gerne an Projekten. Wir sind 17 Jahre alt und haben beide schon mal unabhängig von einander an einem Jugend Forscht Wettbewerb teilgenommen.</text:p>
      <text:p text:style-name="P6">Alexander Neuwirth hat letztes Jahr mit einer LEGO-Mindstorms Roboter Programmierung bei Jugend Forscht mitgemacht und ist damit in die (Regioebene?) gekommen.(-!TODO)</text:p>
      <text:p text:style-name="P6">Jonathan Sigrist hat bereits im Jahr (-!TODO) bei Jugend Forscht und anderen Wettbewerben mit einem Projekt zur effizienten Nutzung von Solarzellen in der Physik beigetragen und einen Sonderpreis für Umweltbewusstsein erlangt. Seine Facharbeit hat er im Fach Physik geschrieben. Bereits mehrere Male hat er sich an außerschulischen <text:span text:style-name="T8">Camps beteiligt.</text:span></text:p>
      <text:h text:style-name="P34" text:outline-level="2"><text:bookmark-start text:name="__RefHeading__462_487429023"/>Ziel des Projektes<text:bookmark-end text:name="__RefHeading__462_487429023"/></text:h>
      <text:p text:style-name="P9">Am Ende soll eine vollständige, fehlerfreie Überprüfung eines Raumes ohne Eingriffe möglich sein.</text:p>
      <text:p text:style-name="P9">Das wird umgesetzt, indem man <text:span text:style-name="T14">den Raum analysiert und jede Ungenauigkeit weiter zu differenzieren versucht, bis das Programm einen Fehler erkannt und möglichst sicher gelöst <text:s/>bekommt. Dabei bewegt sich die Drohne dabei nur auf bereits analysierten Routen, um die Flugsicherheit zu garantieren.</text:span></text:p>
      <text:p text:style-name="P9">...<text:span text:style-name="T14">(-!TODO)</text:span></text:p>
      <text:h text:style-name="P35" text:outline-level="2"><text:bookmark-start text:name="__RefHeading__505_487429023"/>Verlauf – Kurzbeschreibung<text:bookmark-end text:name="__RefHeading__505_487429023"/></text:h>
      <text:p text:style-name="P10">Am Anfang haben wir strukturiert die Module und Sensoren der Drohne getestet, um möglichst genau zu arbeiten. Desweiteren haben wir uns die benötigten Programmierelemente wie NODE.js ausgiebig angeschaut.</text:p>
      <text:p text:style-name="P10">Wir haben unser Analyse-Programm auf einem Computer laufen und verbinden die Drohne immer mit diesem. Das Programm kann so auf dem Computer geschrieben und erweitert werden, ohne <text:soft-page-break/>direkten Drohnenzugang zu haben.</text:p>
      <text:p text:style-name="P10">Zuerst haben wir die Steuerung über einen Browser laufen lassen. Daran haben wir dann einen Videostream der Frontkamera der Drohne gebunden. Dieser ließ sich dann auch analysieren und das Ergebnis wurde neben dem Ursprungsbild angezeigt. Um eine Entfernungsmessung zu ermöglichen, haben wir einen Ultraschallsensor mit Hilfe eines Raspberry Pi Chips in das Netz eingebunden.</text:p>
      <text:p text:style-name="P10"><text:span text:style-name="T16">Dann ha</text:span>ben wir einen Umriss des Raumes von der Startposition aus <text:span text:style-name="T15">gezeichnet. Darauf aufbauend haben wir dann die Drohne an Positionen mit Fehlerpotential geflogen und einen weiteren Test durchführen lassen. Kanten und Ecken werden dabei erkannt und korrekt in die Graphik eingezeichnet.</text:span></text:p>
      <text:p text:style-name="P11">Als finalen Schritt haben wir das Programm so erweitert, dass es von sich aus günstige Punkte für die weitere Anaylse sucht und eigenständig die Drohne dort hin zu manövrieren. Den Status der Drohne kann man in dem Programm nachschlagen.</text:p>
      <text:h text:style-name="P36" text:outline-level="2"><text:bookmark-start text:name="__RefHeading__516_487429023"/>Das Resultat<text:bookmark-end text:name="__RefHeading__516_487429023"/></text:h>
      <text:p text:style-name="P12"/>
      <text:p text:style-name="P12"/>
      <text:h text:style-name="P32" text:outline-level="1"><text:bookmark-start text:name="__RefHeading__518_487429023"/>Ganz am Anfang<text:bookmark-end text:name="__RefHeading__518_487429023"/></text:h>
      <text:p text:style-name="P12"/>
      <text:h text:style-name="P36" text:outline-level="2"><text:bookmark-start text:name="__RefHeading__520_487429023"/>Erste Planungen und Ideen<text:bookmark-end text:name="__RefHeading__520_487429023"/></text:h>
      <text:p text:style-name="P12"/>
      <text:h text:style-name="P36" text:outline-level="2"><text:bookmark-start text:name="__RefHeading__522_487429023"/>Verschachtelung der Ideen<text:bookmark-end text:name="__RefHeading__522_487429023"/></text:h>
      <text:p text:style-name="P13"/>
      <text:h text:style-name="P36" text:outline-level="2"><text:bookmark-start text:name="__RefHeading__524_487429023"/>Beschaffen der Drohne und den Bauteilen<text:bookmark-end text:name="__RefHeading__524_487429023"/></text:h>
      <text:p text:style-name="P12"/>
      <text:h text:style-name="P36" text:outline-level="2"><text:bookmark-start text:name="__RefHeading__526_487429023"/>Installieren der benötigten Software<text:bookmark-end text:name="__RefHeading__526_487429023"/></text:h>
      <text:p text:style-name="P11"/>
      <text:p text:style-name="P17"/>
      <text:p text:style-name="P15">Quellen:</text:p>
      <text:list xml:id="list1752434758210844184" text:style-name="L2">
        <text:list-item>
          <text:p text:style-name="P7">ARDrone Parrot von Alternate(-!genau)</text:p>
        </text:list-item>
        <text:list-item>
          <text:p text:style-name="P7">Akku Amazon(-!genau)</text:p>
        </text:list-item>
        <text:list-item>
          <text:p text:style-name="P7">Extraflügel von Amazon(-!genau)</text:p>
        </text:list-item>
        <text:list-item>
          <text:p text:style-name="P5">github</text:p>
        </text:list-item>
        <text:list-item>
          <text:p text:style-name="P5">node.js</text:p>
        </text:list-item>
        <text:list-item>
          <text:p text:style-name="P5">module für node</text:p>
        </text:list-item>
        <text:list-item>
          <text:p text:style-name="P5">videobearbeitungsalgorithmen</text:p>
        </text:list-item>
      </text:list>
      <text:p text:style-name="P6"/>
      <text:p text:style-name="P16"><text:span text:style-name="T9">INHALT:</text:span></text:p>
      <text:list xml:id="list6311531022445205182" text:style-name="L3">
        <text:list-item>
          <text:p text:style-name="P19">Das Projekt allgemein</text:p>
          <text:list>
            <text:list-item>
              <text:p text:style-name="P19">Wer sind wir?</text:p>
            </text:list-item>
            <text:list-item>
              <text:p text:style-name="P19">Ziel des Projektes</text:p>
            </text:list-item>
            <text:list-item>
              <text:p text:style-name="P19">Verlauf – Kurzbeschreibung</text:p>
            </text:list-item>
            <text:list-item>
              <text:p text:style-name="P19">Das Resultat</text:p>
            </text:list-item>
          </text:list>
        </text:list-item>
        <text:list-item>
          <text:p text:style-name="P19">Ganz am Anfang</text:p>
          <text:list>
            <text:list-item>
              <text:p text:style-name="P19">Erste Planungen und Ideen</text:p>
            </text:list-item>
            <text:list-item>
              <text:p text:style-name="P19">Verschachtelung der Ideen</text:p>
            </text:list-item>
            <text:list-item>
              <text:p text:style-name="P19">Beschaffung der Drohne und den sonstigen Bauteilen</text:p>
            </text:list-item>
            <text:list-item>
              <text:p text:style-name="P19">Installieren der benötigten Software</text:p>
            </text:list-item>
          </text:list>
        </text:list-item>
        <text:list-item>
          <text:p text:style-name="P19">Erste Schritte organisiert</text:p>
          <text:list>
            <text:list-item>
              <text:p text:style-name="P19">Die Drohne ist da! Erstes mal fliegen mit der App<text:span text:style-name="T10">(immer mal wieder zum debuggen)</text:span></text:p>
            </text:list-item>
            <text:list-item>
              <text:p text:style-name="P20">Konkrete Planung des Projektes – Was ist überhaupt möglich?</text:p>
            </text:list-item>
            <text:list-item>
              <text:p text:style-name="P20">Einlesen in die Programmierelemente NODE <text:span text:style-name="T11">und die Module für die Drohne</text:span></text:p>
            </text:list-item>
          </text:list>
        </text:list-item>
        <text:list-item>
          <text:p text:style-name="P20">Es geht los! - Die Drohne programmieren</text:p>
          <text:list>
            <text:list-item>
              <text:p text:style-name="P20">Die Steuerung über die Konsole mit NODE</text:p>
            </text:list-item>
            <text:list-item>
              <text:p text:style-name="P21">Eine eigene Website als Kontrollzentrale mit Videostream<text:span text:style-name="T10">(multiconnect)</text:span></text:p>
            </text:list-item>
            <text:list-item>
              <text:p text:style-name="P22">Die Entfernungsmessung über Ultraschall(andere Möglichkeiten, Drohne braucht Ultraschall nach unten, "schallspiegel", <text:span text:style-name="T12">min 280mm max 5000mm? darüber 0= ungültig</text:span>)</text:p>
              <text:list>
                <text:list-item>
                  <text:p text:style-name="P22">Die Untersuchung des Videostreams. Eine mögliche 3D Analyse?(zeitintensiv, neurales netz)</text:p>
                </text:list-item>
                <text:list-item>
                  <text:p text:style-name="P22">Der Laser als exakte Messung(punkuell ohne streuung, teuer)</text:p>
                </text:list-item>
                <text:list-item>
                  <text:p text:style-name="P22">externes Ultraschall mit Raspberry Pi auf Drohne(billig, aber komplex)</text:p>
                </text:list-item>
              </text:list>
            </text:list-item>
            <text:list-item>
              <text:p text:style-name="P23">genaue Positionsbestimmung im Raum(tracking(vorne,boden),kompass)</text:p>
            </text:list-item>
          </text:list>
        </text:list-item>
        <text:list-item>
          <text:p text:style-name="P22">Die Daten graphisch darstellen</text:p>
          <text:list>
            <text:list-item>
              <text:p text:style-name="P22">Grundidee zum Projekt – <text:span text:style-name="T12">Wände, Hindernisse und Fehler erkennen</text:span></text:p>
            </text:list-item>
            <text:list-item>
              <text:p text:style-name="P23">Probe: einmal Drehen und Graphik anzeigen lassen</text:p>
            </text:list-item>
            <text:list-item>
              <text:p text:style-name="P23">Fehler Eins: Punkte sind ungültig (zu weit weg etc...)</text:p>
            </text:list-item>
            <text:list-item>
              <text:p text:style-name="P23">Fehler Zwei: Zwischenräume sind zu lang(hinfliegen und noch mal gucken)</text:p>
            </text:list-item>
            <text:list-item>
              <text:p text:style-name="P23">Fehler Drei: Hindernisse werden nicht erkannt!(Glas, Pflanzen)</text:p>
            </text:list-item>
          </text:list>
        </text:list-item>
        <text:list-item>
          <text:p text:style-name="P22">Was kann die Drohne <text:span text:style-name="T13">jetzt eigentlich?(eigenständig,mit Steuerung(versch.Filter,klick to fly))</text:span></text:p>
        </text:list-item>
        <text:list-item>
          <text:p text:style-name="P18">Wo kann man so was gut nutzen?(Schnelle analyse eines raumes,flugplanung trotz hindernissen möglich, unbemannte Interaktion)</text:p>
        </text:list-item>
        <text:list-item>
          <text:p text:style-name="P18">Unser Fazit zu Methoden und ereichten Zielen</text:p>
        </text:list-item>
        <text:list-item>
          <text:p text:style-name="P18">Der Wettbewerb wartet... noch in Planung</text:p>
        </text:list-item>
        <text:list-item>
          <text:p text:style-name="P18">Verweise und Quell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tab-stops>
          <style:tab-stop style:position="16.501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cfeb" officeooo:paragraph-rsid="0000cfeb"/>
    </style:style>
    <style:style style:name="MP2" style:family="paragraph" style:parent-style-name="Footer">
      <style:paragraph-properties fo:text-align="center" style:justify-single-word="false"/>
      <style:text-properties officeooo:rsid="0000cfeb" officeooo:paragraph-rsid="0000cf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umuntersuchung mit einer Drohne<text:tab/><text:tab/>Jugend Forscht 2016</text:p>
        <text:p text:style-name="MP1">Alexander Neuwirth, Jonathan Sigrist<text:tab/><text:tab/>Informatik/Mathematik</text:p>
      </style:header>
      <style:footer>
        <text:p text:style-name="MP2">Seite <text:page-number text:select-page="current">9</text:page-number>/<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15S</meta:editing-duration>
    <meta:editing-cycles>8</meta:editing-cycles>
    <meta:generator>LibreOffice/4.2.6.3$Windows_x86 LibreOffice_project/3fd416d4c6db7d3204c17ce57a1d70f6e531ee21</meta:generator>
    <dc:date>2016-01-12T02:38:40.519000000</dc:date>
    <meta:document-statistic meta:table-count="0" meta:image-count="0" meta:object-count="0" meta:page-count="9" meta:paragraph-count="87" meta:word-count="875" meta:character-count="6103" meta:non-whitespace-character-count="5346"/>
    <meta:user-defined meta:name="Info 1"/>
    <meta:user-defined meta:name="Info 2"/>
    <meta:user-defined meta:name="Info 3"/>
    <meta:user-defined meta:name="Info 4"/>
  </office:meta>
</office:document-meta>
</file>